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erif1" svg:font-family="'Liberation Serif'" style:font-adornments="Обычный"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officeooo:rsid="001c8d6c" officeooo:paragraph-rsid="001c8d6c"/>
    </style:style>
    <style:style style:name="P2" style:family="paragraph" style:parent-style-name="Header">
      <style:paragraph-properties fo:text-align="end" style:justify-single-word="false"/>
      <style:text-properties officeooo:paragraph-rsid="001c8d6c"/>
    </style:style>
    <style:style style:name="P3" style:family="paragraph" style:parent-style-name="Footer">
      <style:paragraph-properties fo:text-align="center" style:justify-single-word="false"/>
    </style:style>
    <style:style style:name="P4" style:family="paragraph" style:parent-style-name="Text_20_body">
      <style:text-properties fo:language="en" fo:country="US" officeooo:rsid="004234cb" officeooo:paragraph-rsid="00421d05"/>
    </style:style>
    <style:style style:name="P5" style:family="paragraph" style:parent-style-name="Text_20_body">
      <style:text-properties fo:language="en" fo:country="US" officeooo:rsid="004955a1" officeooo:paragraph-rsid="004955a1"/>
    </style:style>
    <style:style style:name="P6" style:family="paragraph" style:parent-style-name="Footnote">
      <style:text-properties officeooo:rsid="004bc632" officeooo:paragraph-rsid="004bc632"/>
    </style:style>
    <style:style style:name="P7" style:family="paragraph" style:parent-style-name="Heading_20_1">
      <style:text-properties fo:language="en" fo:country="US"/>
    </style:style>
    <style:style style:name="T1" style:family="text">
      <style:text-properties officeooo:rsid="001ecd26"/>
    </style:style>
    <style:style style:name="T2" style:family="text">
      <style:text-properties officeooo:rsid="001c8d6c"/>
    </style:style>
    <style:style style:name="T3" style:family="text">
      <style:text-properties officeooo:rsid="003b0140"/>
    </style:style>
    <style:style style:name="T4" style:family="text">
      <style:text-properties officeooo:rsid="0044c486"/>
    </style:style>
    <style:style style:name="T5" style:family="text">
      <style:text-properties officeooo:rsid="0045bd29"/>
    </style:style>
    <style:style style:name="T6" style:family="text">
      <style:text-properties officeooo:rsid="004a3954"/>
    </style:style>
    <style:style style:name="T7" style:family="text">
      <style:text-properties officeooo:rsid="004f65e0"/>
    </style:style>
  </office:automatic-styles>
  <office:body>
    <office:text>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My questions of vital importance</text:h>
      <text:p text:style-name="P4">Philosophy is known to be by far the oldest field of science. Even algebra and geography branched off the philosophy at one point. Due to the nature of philosophical questions, there is never one particularly right answer to them. This is the reason <text:span text:style-name="T4">they will always bother people including myself.</text:span></text:p>
      <text:p text:style-name="P4">One of the questions <text:span text:style-name="T4">that bother me </text:span>is the meaning of life<text:note text:id="ftn0" text:note-class="footnote"><text:note-citation>1</text:note-citation><text:note-body><text:p text:style-name="P6">The life</text:p></text:note-body></text:note>. Why are we here? What is our purpose? This is a prime example of a question, which has no single answer. Some say, that the purpose of life is in making the world a better place, than the one it was before you came into it. I share this point of view.</text:p>
      <text:p text:style-name="P4"><text:span text:style-name="T4">I also ask myself sometimes:</text:span> “Are we alone in the universe?”. Some say, that trying to find other forms of life outside of our planet is a waste of time. I cannot agree with those people. Indeed, the fact, that our planet has all the <text:span text:style-name="T5">necessary</text:span> conditions for the life to form on it, is a miracle itself. However, since the universe is infinite, there is a chance another<text:note text:id="ftn1" text:note-class="footnote"><text:note-citation>2</text:note-citation><text:note-body><text:p text:style-name="P6"><text:span text:style-name="T7">O</text:span>ther</text:p></text:note-body></text:note> planets exist, which are able to sustain life. Thus, <text:span text:style-name="T4">I believe that</text:span> those planets might also be inhabited by some alien creatures. Just like Earth is.</text:p>
      <text:p text:style-name="P5">To sum up, my questions of vital importance are the existence of alien life as well as the meaning of life. Needless to say, that I do not have any answers to them. Perhaps, they might not even need an answer. At the end of the day, philosophy is all about the debate, and that is the best thing about it. There is always some room for a new theory or opinion out the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erif1" svg:font-family="'Liberation Serif'" style:font-adornments="Обычный"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Liberation Serif1" fo:font-family="'Liberation Serif'" style:font-style-name="Обычный"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text-indent="1.199cm" style:auto-text-indent="false"/>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c8d6c" officeooo:paragraph-rsid="001c8d6c"/>
    </style:style>
    <style:style style:name="MP2" style:family="paragraph" style:parent-style-name="Header">
      <style:paragraph-properties fo:text-align="end" style:justify-single-word="false"/>
      <style:text-properties officeooo:paragraph-rsid="001c8d6c"/>
    </style:style>
    <style:style style:name="MP3" style:family="paragraph" style:parent-style-name="Footer">
      <style:paragraph-properties fo:text-align="center" style:justify-single-word="false"/>
    </style:style>
    <style:style style:name="MT1" style:family="text">
      <style:text-properties officeooo:rsid="001ecd26"/>
    </style:style>
    <style:style style:name="MT2" style:family="text">
      <style:text-properties officeooo:rsid="001c8d6c"/>
    </style:style>
    <style:style style:name="MT3" style:family="text">
      <style:text-properties officeooo:rsid="003b014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Величко Арсений Александрович</text:p>
        <text:p text:style-name="MP1">ИВТ 1 курс, 2 группа, <text:span text:style-name="MT1">3 подгруппа</text:span></text:p>
        <text:p text:style-name="MP2"><text:span text:style-name="MT2">Предмет: </text:span><text:span text:style-name="MT3">Иностранный язык</text:span></text:p>
      </style:header>
      <style:footer>
        <text:p text:style-name="MP3"><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5T12:38:22.095787098</meta:creation-date>
    <dc:date>2021-05-27T17:13:32.767872005</dc:date>
    <meta:editing-duration>PT2H38M34S</meta:editing-duration>
    <meta:editing-cycles>32</meta:editing-cycles>
    <meta:generator>LibreOffice/7.1.3.2$Linux_X86_64 LibreOffice_project/10$Build-2</meta:generator>
    <meta:print-date>2021-04-25T00:21:20.298721571</meta:print-date>
    <meta:document-statistic meta:table-count="0" meta:image-count="0" meta:object-count="0" meta:page-count="1" meta:paragraph-count="11" meta:word-count="305" meta:character-count="1635" meta:non-whitespace-character-count="1341"/>
  </office:meta>
</office:document-meta>
</file>